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fo:language="ca" fo:country="ES" officeooo:paragraph-rsid="00162307" style:font-size-asian="10pt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officeooo:paragraph-rsid="00162307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language="ca" fo:country="ES" officeooo:paragraph-rsid="00162307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onsolas" fo:font-size="12pt" fo:language="ca" fo:country="ES" officeooo:paragraph-rsid="00162307" style:font-size-asian="12pt" style:font-name-complex="Consolas1" style:font-size-complex="12pt"/>
    </style:style>
    <style:style style:name="P5" style:family="paragraph" style:parent-style-name="Standard">
      <style:paragraph-properties fo:margin-left="0.9835in" fo:margin-right="0in" fo:margin-top="0in" fo:margin-bottom="0in" loext:contextual-spacing="false" fo:text-align="justify" style:justify-single-word="false" fo:text-indent="0in" style:auto-text-indent="false"/>
      <style:text-properties fo:font-size="12pt" officeooo:paragraph-rsid="00162307" style:font-size-asian="12pt" style:font-size-complex="12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fo:font-size="12pt" officeooo:paragraph-rsid="00162307" style:font-size-asian="12pt" style:font-size-complex="12pt"/>
    </style:style>
    <style:style style:name="P7" style:family="paragraph" style:parent-style-name="List_20_Paragraph">
      <style:paragraph-properties fo:line-height="150%" fo:text-align="justify" style:justify-single-word="false"/>
      <style:text-properties fo:font-size="12pt" officeooo:paragraph-rsid="00162307" style:font-size-asian="12pt" style:font-size-complex="12pt"/>
    </style:style>
    <style:style style:name="P8" style:family="paragraph" style:parent-style-name="List_20_Paragraph" style:list-style-name="WWNum1">
      <style:paragraph-properties fo:line-height="150%" fo:text-align="justify" style:justify-single-word="false"/>
      <style:text-properties fo:font-size="12pt" fo:language="ca" fo:country="ES" style:text-underline-style="solid" style:text-underline-width="auto" style:text-underline-color="font-color" officeooo:paragraph-rsid="00162307" style:font-size-asian="12pt" style:font-size-complex="12pt"/>
    </style:style>
    <style:style style:name="P9" style:family="paragraph" style:parent-style-name="List_20_Paragraph">
      <style:paragraph-properties fo:line-height="150%" fo:text-align="justify" style:justify-single-word="false"/>
      <style:text-properties fo:font-size="12pt" fo:language="ca" fo:country="ES" officeooo:paragraph-rsid="00162307" style:font-size-asian="12pt" style:font-size-complex="12pt"/>
    </style:style>
    <style:style style:name="P10" style:family="paragraph" style:parent-style-name="List_20_Paragraph" style:list-style-name="WWNum4">
      <style:paragraph-properties fo:line-height="150%" fo:text-align="justify" style:justify-single-word="false"/>
      <style:text-properties fo:font-size="12pt" fo:language="ca" fo:country="ES" officeooo:paragraph-rsid="00162307" style:font-size-asian="12pt" style:font-size-complex="12pt"/>
    </style:style>
    <style:style style:name="P11" style:family="paragraph" style:parent-style-name="List_20_Paragraph" style:list-style-name="WWNum5">
      <style:paragraph-properties fo:line-height="150%" fo:text-align="justify" style:justify-single-word="false"/>
      <style:text-properties fo:font-size="12pt" fo:language="ca" fo:country="ES" officeooo:paragraph-rsid="00162307" style:font-size-asian="12pt" style:font-size-complex="12pt"/>
    </style:style>
    <style:style style:name="P12" style:family="paragraph" style:parent-style-name="List_20_Paragraph" style:list-style-name="WWNum6">
      <style:paragraph-properties fo:line-height="150%" fo:text-align="justify" style:justify-single-word="false"/>
      <style:text-properties fo:font-size="12pt" fo:language="ca" fo:country="ES" officeooo:paragraph-rsid="00162307" style:font-size-asian="12pt" style:font-size-complex="12pt"/>
    </style:style>
    <style:style style:name="P13" style:family="paragraph" style:parent-style-name="List_20_Paragraph" style:list-style-name="WWNum7">
      <style:paragraph-properties fo:line-height="150%" fo:text-align="justify" style:justify-single-word="false"/>
      <style:text-properties fo:font-size="12pt" fo:language="ca" fo:country="ES" officeooo:paragraph-rsid="00162307" style:font-size-asian="12pt" style:font-size-complex="12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0pt" fo:language="ca" fo:country="ES" fo:font-weight="bold" officeooo:paragraph-rsid="00162307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language="ca" fo:country="ES" fo:font-weight="bold" officeooo:rsid="00162307" officeooo:paragraph-rsid="0016230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fo:language="ca" fo:country="ES" officeooo:paragraph-rsid="00162307" style:font-size-asian="10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language="ca" fo:country="ES" officeooo:paragraph-rsid="0016230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language="ca" fo:country="ES" officeooo:paragraph-rsid="00162307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fo:language="ca" fo:country="ES" fo:font-weight="bold" officeooo:paragraph-rsid="00162307" style:font-size-asian="12pt" style:font-weight-asian="bold" style:font-size-complex="12pt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onsolas" fo:font-size="12pt" fo:language="ca" fo:country="ES" officeooo:paragraph-rsid="00162307" style:font-size-asian="12pt" style:font-name-complex="Consolas1" style:font-size-complex="12pt"/>
    </style:style>
    <style:style style:name="P21" style:family="paragraph" style:parent-style-name="Standard">
      <style:paragraph-properties fo:margin-left="0.4917in" fo:margin-right="0in" fo:margin-top="0in" fo:margin-bottom="0in" loext:contextual-spacing="false" fo:text-align="justify" style:justify-single-word="false" fo:text-indent="0in" style:auto-text-indent="false"/>
      <style:text-properties style:font-name="Consolas" fo:font-size="12pt" fo:language="ca" fo:country="ES" officeooo:paragraph-rsid="00162307" style:font-size-asian="12pt" style:font-name-complex="Consolas1" style:font-size-complex="12pt"/>
    </style:style>
    <style:style style:name="P22" style:family="paragraph" style:parent-style-name="Standard">
      <style:paragraph-properties fo:margin-left="0.9835in" fo:margin-right="0in" fo:margin-top="0in" fo:margin-bottom="0in" loext:contextual-spacing="false" fo:text-align="justify" style:justify-single-word="false" fo:text-indent="0in" style:auto-text-indent="false"/>
      <style:text-properties style:font-name="Consolas" fo:font-size="12pt" fo:language="ca" fo:country="ES" officeooo:paragraph-rsid="00162307" style:font-size-asian="12pt" style:font-name-complex="Consolas1" style:font-size-complex="12pt"/>
    </style:style>
    <style:style style:name="T1" style:family="text">
      <style:text-properties style:font-name="Consolas" fo:language="ca" fo:country="ES" style:font-name-complex="Consolas1"/>
    </style:style>
    <style:style style:name="T2" style:family="text">
      <style:text-properties fo:language="ca" fo:country="ES"/>
    </style:style>
    <style:style style:name="T3" style:family="text">
      <style:text-properties fo:language="ca" fo:country="ES" fo:font-weight="bold" style:font-weight-asian="bold"/>
    </style:style>
    <style:style style:name="T4" style:family="text">
      <style:text-properties fo:language="ca" fo:country="ES" style:text-underline-style="solid" style:text-underline-width="auto" style:text-underline-color="font-color"/>
    </style:style>
    <style:style style:name="T5" style:family="text"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T6" style:family="text">
      <style:text-properties officeooo:rsid="001729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PRÀCTICA 1 UF1 – PERSISTÈNCIA EN FITXERS</text:p>
      <text:p text:style-name="P1"/>
      <text:p text:style-name="P1"/>
      <text:p text:style-name="P3">Des del Departament de Desenvolupament ens demanen un Web Service que els proporcioni un XML amb la següent estructura:</text:p>
      <text:p text:style-name="P4"/>
      <text:p text:style-name="P4">&lt;record&gt;</text:p>
      <text:p text:style-name="P21">&lt;row&gt;</text:p>
      <text:p text:style-name="P22">&lt;id&gt;14&lt;/id&gt;</text:p>
      <text:p text:style-name="P22">&lt;year&gt;2000/01&lt;/year&gt;</text:p>
      <text:p text:style-name="P22">&lt;season&gt;Tardor - Hivern&lt;/season&gt;</text:p>
      <text:p text:style-name="P22">&lt;thumb&gt;content/record/INV00_01.jpg&lt;/thumb&gt;</text:p>
      <text:p text:style-name="P21">&lt;/row&gt;</text:p>
      <text:p text:style-name="P21">&lt;row&gt;</text:p>
      <text:p text:style-name="P22">&lt;id&gt;14&lt;/id&gt;</text:p>
      <text:p text:style-name="P22">&lt;year&gt;2001&lt;/year&gt;</text:p>
      <text:p text:style-name="P5"><text:span text:style-name="T1">&lt;season&gt;</text:span> <text:span text:style-name="T1">Primavera - Estiu&lt;/season&gt;</text:span></text:p>
      <text:p text:style-name="P22">&lt;thumb&gt;content/record/V01.jpg&lt;/thumb&gt;</text:p>
      <text:p text:style-name="P21">&lt;/row&gt;</text:p>
      <text:p text:style-name="P21">&lt;row&gt;</text:p>
      <text:p text:style-name="P22">&lt;id&gt;14&lt;/id&gt;</text:p>
      <text:p text:style-name="P22">&lt;year&gt;2001/02&lt;/year&gt;</text:p>
      <text:p text:style-name="P22">&lt;season&gt;Tardor - Hivern&lt;/season&gt;</text:p>
      <text:p text:style-name="P21">&lt;/row&gt;</text:p>
      <text:p text:style-name="P4">&lt;/record&gt;</text:p>
      <text:p text:style-name="P1"/>
      <text:p text:style-name="P3"/>
      <text:p text:style-name="P2"><text:span text:style-name="T2">Com, de moment, no sabem com “servir-ho” per web, ho generarem a un arxiu que es dirà </text:span><text:span text:style-name="T3">record.xml</text:span></text:p>
      <text:p text:style-name="P3">En iniciar l’aplicació se li oferirà a l'usuari un menú d'opcions del que no sortirà fins a prémer l'opció de “Sortir”. El menú tindrà les següents opcions:</text:p>
      <text:p text:style-name="P3"/>
      <text:list xml:id="list1141598794" text:style-name="WWNum1">
        <text:list-item>
          <text:p text:style-name="P8">Introducció de dades</text:p>
        </text:list-item>
      </text:list>
      <text:p text:style-name="P9">On es recolliran les dades d'un node mitjançant la introducció dels mateixos per part de l'usuari (id, year, season, thumb<text:span text:style-name="T6">[imagen]</text:span>)</text:p>
      <text:list xml:id="list184157902585797" text:continue-numbering="true" text:style-name="WWNum1">
        <text:list-item>
          <text:p text:style-name="P8">Llistat de dades</text:p>
        </text:list-item>
      </text:list>
      <text:p text:style-name="P9">Mostra les dades carregades per consola</text:p>
      <text:list xml:id="list184157966456035" text:continue-numbering="true" text:style-name="WWNum1">
        <text:list-item>
          <text:p text:style-name="P8">Guardar dades en arxiu BINARI</text:p>
        </text:list-item>
      </text:list>
      <text:p text:style-name="P7"><text:span text:style-name="T2">Guarda les dades en un arxiu binari (mitjançant la serialització d’obje</text:span><text:bookmark text:name="_GoBack"/><text:span text:style-name="T2">ctes)</text:span></text:p>
      <text:list xml:id="list184157865442416" text:continue-numbering="true" text:style-name="WWNum1">
        <text:list-item>
          <text:p text:style-name="P8">Guardar dades en arxiu XML</text:p>
        </text:list-item>
      </text:list>
      <text:p text:style-name="P9">Genera el XML amb les dades que tinguem carregades</text:p>
      <text:list xml:id="list184158640707351" text:continue-numbering="true" text:style-name="WWNum1">
        <text:list-item>
          <text:p text:style-name="P8"><text:soft-page-break/>Llegir dades d’arxiu BINARI</text:p>
        </text:list-item>
      </text:list>
      <text:p text:style-name="P9">Carrega les dades a partir de l’arxiu binari especificat (a una classe serialitzada)</text:p>
      <text:list xml:id="list184156700730527" text:continue-numbering="true" text:style-name="WWNum1">
        <text:list-item>
          <text:p text:style-name="P8">Llegir dades d’arxiu XML</text:p>
        </text:list-item>
      </text:list>
      <text:p text:style-name="P9">Carrega les dades a partir de l’arxiu XML especificat</text:p>
      <text:list xml:id="list184157222432041" text:continue-numbering="true" text:style-name="WWNum1">
        <text:list-item>
          <text:p text:style-name="P8">Sortir</text:p>
        </text:list-item>
      </text:list>
      <text:p text:style-name="P3"/>
      <text:p text:style-name="P3">* <text:s/>Les opcions de guardar NO respectaran l’arxiu existent, se sobreescriurà.</text:p>
      <text:p text:style-name="P18"><text:s/></text:p>
      <text:p text:style-name="P1"/>
      <text:p text:style-name="P3"/>
      <text:p text:style-name="P2"><text:span text:style-name="T5">Planificació</text:span><text:span text:style-name="T2">:</text:span></text:p>
      <text:list xml:id="list547303712" text:style-name="WWNum4">
        <text:list-item>
          <text:p text:style-name="P10">Creació del projecte amb la classe que contindrà el “main”</text:p>
        </text:list-item>
        <text:list-item>
          <text:p text:style-name="P10">Creació de la classe “Elemento”: plantejament a partir del XML a construir</text:p>
          <text:list>
            <text:list-item>
              <text:p text:style-name="P10">Atributs</text:p>
            </text:list-item>
            <text:list-item>
              <text:p text:style-name="P10">Mètodes get/set</text:p>
            </text:list-item>
            <text:list-item>
              <text:p text:style-name="P10">Constructor/s</text:p>
            </text:list-item>
          </text:list>
        </text:list-item>
      </text:list>
      <text:p text:style-name="P6"><text:span text:style-name="T4">NOTA:</text:span><text:span text:style-name="T2"> La classe per al tractament de la serialització en els arxius binaris ha de ser Serializable</text:span></text:p>
      <text:list xml:id="list2038202199" text:style-name="WWNum5">
        <text:list-item>
          <text:p text:style-name="P11">Creació de la classe “Elemento" per mantenir una llista d’objectes de la classe anterior (per mantenir els objectes accessibles, per manipular-los després com si es tractés d’un array, etc…)</text:p>
        </text:list-item>
      </text:list>
      <text:list xml:id="list625695954" text:style-name="WWNum6">
        <text:list-item>
          <text:p text:style-name="P12">Creació del menú amb les opcions en un bucle amb sortida exclusiva després de seleccionar l’opció “7. Sortir”</text:p>
        </text:list-item>
        <text:list-item>
          <text:p text:style-name="P12">Desenvolupament opció 1: Introducció de los dades per l’usuari, a través del teclat.</text:p>
        </text:list-item>
      </text:list>
      <text:list xml:id="list184157530129073" text:continue-list="list547303712" text:style-name="WWNum4">
        <text:list-item>
          <text:list>
            <text:list-item>
              <text:p text:style-name="P10">Recollida de dades</text:p>
            </text:list-item>
            <text:list-item>
              <text:p text:style-name="P10">Comprovació d’errors i re-recollida de dades si és necessari</text:p>
            </text:list-item>
            <text:list-item>
              <text:p text:style-name="P10">Construcció objecte (és a dir, instància de la classe “Elemento”)</text:p>
            </text:list-item>
            <text:list-item>
              <text:p text:style-name="P10">Afegir-li-ho a la llista d’objectes (utilitzar mètode “add” del “Elemento” a la “Lista”)</text:p>
            </text:list-item>
            <text:list-item>
              <text:p text:style-name="P10">Proves</text:p>
            </text:list-item>
          </text:list>
        </text:list-item>
        <text:list-item>
          <text:p text:style-name="P10">Desenvolupament opció 2: Llistat dels objectes que tinguem en llista fins al moment.</text:p>
          <text:list>
            <text:list-item>
              <text:p text:style-name="P10">Mostrar encapçalat del llistat</text:p>
            </text:list-item>
            <text:list-item>
              <text:p text:style-name="P10">Muntar bucle i mostrar les dades que contingui la llista</text:p>
            </text:list-item>
            <text:list-item>
              <text:p text:style-name="P10">Proves</text:p>
            </text:list-item>
          </text:list>
        </text:list-item>
        <text:list-item>
          <text:p text:style-name="P10">Desenvolupament opció 3</text:p>
          <text:list>
            <text:list-item>
              <text:p text:style-name="P10"><text:soft-page-break/>Refrescar memòria, mirar codi exemple realitzat a classe</text:p>
            </text:list-item>
            <text:list-item>
              <text:p text:style-name="P10">Copiar / Adaptar</text:p>
            </text:list-item>
            <text:list-item>
              <text:p text:style-name="P10">Proves</text:p>
            </text:list-item>
          </text:list>
        </text:list-item>
        <text:list-item>
          <text:p text:style-name="P10">… [Resta d’opcions]</text:p>
        </text:list-item>
        <text:list-item>
          <text:p text:style-name="P10">XX Proves/Perfeccionament</text:p>
        </text:list-item>
      </text:list>
      <text:p text:style-name="P3"/>
      <text:p text:style-name="P3">Després de cada sessió hauríeu d'analitzar si esteu cobrint terminis. Amb quines dificultats us trobeu que no havíeu comptat amb elles i com solucionar-les. Què fer per seguir terminis (agafar temps per a formació a partir dels exemples vists en classe o invertir més temps per punt sense precisar allargar el temps màxim de lliurament)</text:p>
      <text:p text:style-name="P3"/>
      <text:p text:style-name="P19">Tips:</text:p>
      <text:list xml:id="list2147973468" text:style-name="WWNum7">
        <text:list-item>
          <text:p text:style-name="P13">Per crear una llista d’objectes, utilitzarem Java Collections (List):</text:p>
          <text:list>
            <text:list-item>
              <text:p text:style-name="P13">List&lt;Elemento&gt; lista = new ArrayList&lt;Elemento&gt;();</text:p>
            </text:list-item>
          </text:list>
        </text:list-item>
        <text:list-item>
          <text:p text:style-name="P13">Per afegir un element a la llista, podrem utilitzar el mètode add:</text:p>
          <text:list>
            <text:list-item>
              <text:p text:style-name="P13">lista.add(elemento);</text:p>
            </text:list-item>
          </text:list>
        </text:list-item>
        <text:list-item>
          <text:p text:style-name="P13">Per esborrar tota la llista, podrem utilitzar el mètode clear();</text:p>
          <text:list>
            <text:list-item>
              <text:p text:style-name="P13">lista.clear();</text:p>
            </text:list-item>
          </text:list>
        </text:list-item>
        <text:list-item>
          <text:p text:style-name="P13">Podem tractar tot el contingut de les etiquetes del XML com a String i després fer la conversió</text:p>
        </text:list-item>
        <text:list-item>
          <text:p text:style-name="P13">Les etiquetes al XML poden existir totes o no. (a l’exemple, l’últim registre no té thumb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" svg:font-family="Calibri"/>
    <style:font-face style:name="Courier New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0" style:display-name="ListLabel 10" style:family="text">
      <style:text-properties fo:font-size="10pt"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name-asian="Calibri1" style:font-family-asian="Calibri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5" style:display-name="ListLabel 5" style:family="text">
      <style:text-properties fo:font-size="10pt" style:font-name-asian="Calibri1" style:font-family-asian="Calibri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size="10pt" style:font-name-asian="Calibri1" style:font-family-asian="Calibri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ListLabel_20_9" style:display-name="ListLabel 9" style:family="text">
      <style:text-properties fo:font-size="10pt" style:font-name-asian="Calibri1" style:font-family-asian="Calibri" style:font-family-generic-asian="system" style:font-pitch-asian="variable"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style:font-name="Calibri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fo:text-indent="-0.4898in" fo:margin-left="1.2398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9:41:14.851686811</meta:creation-date>
    <dc:date>2019-11-11T18:41:56.554312732</dc:date>
    <meta:editing-duration>PT1H9M3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3" meta:paragraph-count="73" meta:word-count="554" meta:character-count="3460" meta:non-whitespace-character-count="3013"/>
  </office:meta>
</office:document-meta>
</file>